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3646in" fo:margin-left="-0.75in" fo:margin-top="0in" fo:margin-bottom="0in" fo:break-before="auto" fo:break-after="auto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6354in"/>
    </style:style>
    <style:style style:name="Table1.C" style:family="table-column">
      <style:table-column-properties style:column-width="0.4785in"/>
    </style:style>
    <style:style style:name="Table1.D" style:family="table-column">
      <style:table-column-properties style:column-width="0.3347in"/>
    </style:style>
    <style:style style:name="Table1.E" style:family="table-column">
      <style:table-column-properties style:column-width="0.3542in"/>
    </style:style>
    <style:style style:name="Table1.F" style:family="table-column">
      <style:table-column-properties style:column-width="0.5104in"/>
    </style:style>
    <style:style style:name="Table1.K" style:family="table-column">
      <style:table-column-properties style:column-width="0.508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5"/>
        <table:table-column table:style-name="Table1.K"/>
        <table:table-row table:style-name="Table1.1">
          <table:table-cell table:style-name="Table1.A1" office:value-type="string">
            <text:p text:style-name="P2">dgemm_def</text:p>
          </table:table-cell>
          <table:table-cell table:style-name="Table1.A1" table:number-columns-spanned="2" office:value-type="string">
            <text:p text:style-name="P2">dgemm_transpose</text:p>
          </table:table-cell>
          <table:covered-table-cell/>
          <table:table-cell table:style-name="Table1.A1" table:number-columns-spanned="8" office:value-type="string">
            <text:p text:style-name="P2">dgemm_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ime, s</text:p>
          </table:table-cell>
          <table:table-cell table:style-name="Table1.A1" office:value-type="string">
            <text:p text:style-name="P2">Time, s</text:p>
          </table:table-cell>
          <table:table-cell table:style-name="Table1.A1" office:value-type="string">
            <text:p text:style-name="P2">Speedup</text:p>
          </table:table-cell>
          <table:table-cell table:style-name="Table1.A1" table:number-columns-spanned="2" office:value-type="string">
            <text:p text:style-name="P2">bs = 8</text:p>
          </table:table-cell>
          <table:covered-table-cell/>
          <table:table-cell table:style-name="Table1.A1" table:number-columns-spanned="2" office:value-type="string">
            <text:p text:style-name="P2">bs = 16</text:p>
          </table:table-cell>
          <table:covered-table-cell/>
          <table:table-cell table:style-name="Table1.A1" table:number-columns-spanned="2" office:value-type="string">
            <text:p text:style-name="P2">bs = 32</text:p>
          </table:table-cell>
          <table:covered-table-cell/>
          <table:table-cell table:style-name="Table1.A1" table:number-columns-spanned="2" office:value-type="string">
            <text:p text:style-name="P2"><text:s/>bs = 4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">1.68</text:p>
          </table:table-cell>
          <table:table-cell table:style-name="Table1.A1" office:value-type="string">
            <text:p text:style-name="P2">0.37</text:p>
          </table:table-cell>
          <table:table-cell table:style-name="Table1.A1" office:value-type="string">
            <text:p text:style-name="P2">4.54</text:p>
          </table:table-cell>
          <table:table-cell table:style-name="Table1.A1" office:value-type="string">
            <text:p text:style-name="P1">Time, s</text:p>
          </table:table-cell>
          <table:table-cell table:style-name="Table1.A1" office:value-type="string">
            <text:p text:style-name="P1">Speedup</text:p>
          </table:table-cell>
          <table:table-cell table:style-name="Table1.A1" office:value-type="string">
            <text:p text:style-name="P1">Time, s</text:p>
          </table:table-cell>
          <table:table-cell table:style-name="Table1.A1" office:value-type="string">
            <text:p text:style-name="P1">Speedup</text:p>
          </table:table-cell>
          <table:table-cell table:style-name="Table1.A1" office:value-type="string">
            <text:p text:style-name="P1">Time, s</text:p>
          </table:table-cell>
          <table:table-cell table:style-name="Table1.A1" office:value-type="string">
            <text:p text:style-name="P1">Speedup</text:p>
          </table:table-cell>
          <table:table-cell table:style-name="Table1.A1" office:value-type="string">
            <text:p text:style-name="P1">Time, s</text:p>
          </table:table-cell>
          <table:table-cell table:style-name="Table1.A1" office:value-type="string">
            <text:p text:style-name="P1">Speedup</text:p>
          </table:table-cell>
        </table:table-row>
        <table:table-row table:style-name="Table1.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.79</text:p>
          </table:table-cell>
          <table:table-cell table:style-name="Table1.A1" office:value-type="string">
            <text:p text:style-name="P2">2.12</text:p>
          </table:table-cell>
          <table:table-cell table:style-name="Table1.A1" office:value-type="string">
            <text:p text:style-name="P2">0.71</text:p>
          </table:table-cell>
          <table:table-cell table:style-name="Table1.A1" office:value-type="string">
            <text:p text:style-name="P2">2.36</text:p>
          </table:table-cell>
          <table:table-cell table:style-name="Table1.A1" office:value-type="string">
            <text:p text:style-name="P2">0.75</text:p>
          </table:table-cell>
          <table:table-cell table:style-name="Table1.A1" office:value-type="string">
            <text:p text:style-name="P2">2.24</text:p>
          </table:table-cell>
          <table:table-cell table:style-name="Table1.A1" office:value-type="string">
            <text:p text:style-name="P2">1.12</text:p>
          </table:table-cell>
          <table:table-cell table:style-name="Table1.A1" office:value-type="string">
            <text:p text:style-name="P2">1.5</text:p>
          </table:table-cell>
        </table:table-row>
      </table:table>
      <text:p text:style-name="Standard"/>
      <text:p text:style-name="Standard">время для dgemm unroll 0.243519</text:p>
      <text:p text:style-name="Standard"/>
      <text:p text:style-name="Standard">для <text:span text:style-name="T1">dgemm_def</text:span></text:p>
      <text:p text:style-name="Standard"/>
      <text:p text:style-name="Standard"/>
      <text:p text:style-name="Standard">--1530475-- warning: L3 cache found, using its data for the LL simulation.</text:p>
      <text:p text:style-name="Standard"/>
      <text:p text:style-name="Standard"># DGEMM def: N=1024, elapsed time (sec) 29.400996</text:p>
      <text:p text:style-name="Standard">==1530475== </text:p>
      <text:p text:style-name="Standard">==1530475== I <text:s text:c="2"/>refs: <text:s text:c="5"/>13,054,171,539</text:p>
      <text:p text:style-name="Standard">==1530475== I1 <text:s/>misses: <text:s text:c="12"/>1,493</text:p>
      <text:p text:style-name="Standard">==1530475== LLi misses: <text:s text:c="12"/>1,486</text:p>
      <text:p text:style-name="Standard">==1530475== I1 <text:s/>miss rate: <text:s text:c="10"/>0.00%</text:p>
      <text:p text:style-name="Standard">==1530475== LLi miss rate: <text:s text:c="10"/>0.00%</text:p>
      <text:p text:style-name="Standard"><text:soft-page-break/>==1530475== </text:p>
      <text:p text:style-name="Standard">==1530475== D <text:s text:c="2"/>refs: <text:s text:c="6"/>3,280,003,598 <text:s/>(3,260,589,118 rd <text:s text:c="2"/>+ 19,414,480 wr)</text:p>
      <text:p text:style-name="Standard">==1530475== D1 <text:s/>misses: <text:s text:c="4"/>1,617,281,352 <text:s/>(1,615,314,605 rd <text:s text:c="2"/>+ <text:s/>1,966,747 wr)</text:p>
      <text:p text:style-name="Standard">==1530475== LLd misses: <text:s text:c="10"/>922,675 <text:s/>( <text:s text:c="5"/>528,827 rd <text:s text:c="2"/>+ <text:s text:c="3"/>393,848 wr)</text:p>
      <text:p text:style-name="Standard">==1530475== D1 <text:s/>miss rate: <text:s text:c="10"/>49.3% ( <text:s text:c="8"/>49.5% <text:s text:c="4"/>+ <text:s text:c="6"/>10.1% <text:s/>)</text:p>
      <text:p text:style-name="Standard">==1530475== LLd miss rate: <text:s text:c="11"/>0.0% ( <text:s text:c="9"/>0.0% <text:s text:c="4"/>+ <text:s text:c="7"/>2.0% <text:s/>)</text:p>
      <text:p text:style-name="Standard">==1530475== </text:p>
      <text:p text:style-name="Standard">==1530475== LL refs: <text:s text:c="7"/>1,617,282,845 <text:s/>(1,615,316,098 rd <text:s text:c="2"/>+ <text:s/>1,966,747 wr)</text:p>
      <text:p text:style-name="Standard">==1530475== LL misses: <text:s text:c="11"/>924,161 <text:s/>( <text:s text:c="5"/>530,313 rd <text:s text:c="2"/>+ <text:s text:c="3"/>393,848 wr)</text:p>
      <text:p text:style-name="Standard">==1530475== LL miss rate: <text:s text:c="12"/>0.0% ( <text:s text:c="9"/>0.0% <text:s text:c="4"/>+ <text:s text:c="7"/>2.0% <text:s/>)</text:p>
      <text:p text:style-name="Standard"/>
      <text:p text:style-name="Standard">perf</text:p>
      <text:p text:style-name="Standard"/>
      <text:p text:style-name="Standard"># DGEMM def: N=1024, elapsed time (sec) 1.702197</text:p>
      <text:p text:style-name="Standard">[ perf record: Woken up 2 times to write data ]</text:p>
      <text:p text:style-name="Standard">[ perf record: Captured and wrote 0.166 MB perf.data (4317 samples) ]</text:p>
      <text:p text:style-name="Standard"/>
      <text:p text:style-name="Standard">для <text:span text:style-name="T2">dgemm_interchange</text:span></text:p>
      <text:p text:style-name="Standard"/>
      <text:p text:style-name="Standard">--1530987-- warning: L3 cache found, using its data for the LL simulation.</text:p>
      <text:p text:style-name="Standard"># DGEMM interchange: N=1024, elapsed time (sec) 14.099675</text:p>
      <text:p text:style-name="Standard"><text:soft-page-break/>==1530987== </text:p>
      <text:p text:style-name="Standard">==1530987== I <text:s text:c="2"/>refs: <text:s text:c="5"/>7,026,204,464</text:p>
      <text:p text:style-name="Standard">==1530987== I1 <text:s/>misses: <text:s text:c="11"/>1,493</text:p>
      <text:p text:style-name="Standard">==1530987== LLi misses: <text:s text:c="11"/>1,486</text:p>
      <text:p text:style-name="Standard">==1530987== I1 <text:s/>miss rate: <text:s text:c="9"/>0.00%</text:p>
      <text:p text:style-name="Standard">==1530987== LLi miss rate: <text:s text:c="9"/>0.00%</text:p>
      <text:p text:style-name="Standard">==1530987== </text:p>
      <text:p text:style-name="Standard">==1530987== D <text:s text:c="2"/>refs: <text:s text:c="5"/>3,283,149,484 <text:s/>(2,458,428,587 rd <text:s text:c="2"/>+ 824,720,897 wr)</text:p>
      <text:p text:style-name="Standard">==1530987== D1 <text:s/>misses: <text:s text:c="5"/>403,835,208 <text:s/>( <text:s/>403,441,324 rd <text:s text:c="2"/>+ <text:s text:c="4"/>393,884 wr)</text:p>
      <text:p text:style-name="Standard">==1530987== LLd misses: <text:s text:c="7"/>1,051,756 <text:s/>( <text:s text:c="5"/>657,907 rd <text:s text:c="2"/>+ <text:s text:c="4"/>393,849 wr)</text:p>
      <text:p text:style-name="Standard">==1530987== D1 <text:s/>miss rate: <text:s text:c="9"/>12.3% ( <text:s text:c="8"/>16.4% <text:s text:c="4"/>+ <text:s text:c="8"/>0.0% <text:s/>)</text:p>
      <text:p text:style-name="Standard">==1530987== LLd miss rate: <text:s text:c="10"/>0.0% ( <text:s text:c="9"/>0.0% <text:s text:c="4"/>+ <text:s text:c="8"/>0.0% <text:s/>)</text:p>
      <text:p text:style-name="Standard">==1530987== </text:p>
      <text:p text:style-name="Standard">==1530987== LL refs: <text:s text:c="8"/>403,836,701 <text:s/>( <text:s/>403,442,817 rd <text:s text:c="2"/>+ <text:s text:c="4"/>393,884 wr)</text:p>
      <text:p text:style-name="Standard">==1530987== LL misses: <text:s text:c="8"/>1,053,242 <text:s/>( <text:s text:c="5"/>659,393 rd <text:s text:c="2"/>+ <text:s text:c="4"/>393,849 wr)</text:p>
      <text:p text:style-name="Standard">==1530987== LL miss rate: <text:s text:c="11"/>0.0% ( <text:s text:c="9"/>0.0% <text:s text:c="4"/>+ <text:s text:c="8"/>0.0% <text:s/>)</text:p>
      <text:p text:style-name="Standard"/>
      <text:p text:style-name="Standard"/>
      <text:p text:style-name="Standard">perf</text:p>
      <text:p text:style-name="Standard"/>
      <text:p text:style-name="Standard"># DGEMM interchange: N=1024, elapsed time (sec) 0.380053</text:p>
      <text:p text:style-name="Standard"><text:soft-page-break/>[ perf record: Woken up 2 times to write data ]</text:p>
      <text:p text:style-name="Standard">[ perf record: Captured and wrote 0.130 MB perf.data (3376 samples) ]</text:p>
      <text:p text:style-name="Standard"/>
      <text:p text:style-name="Standard">для <text:span text:style-name="T2">dgemm_block</text:span></text:p>
      <text:p text:style-name="Standard"/>
      <text:p text:style-name="Standard">--1531059-- warning: L3 cache found, using its data for the LL simulation.</text:p>
      <text:p text:style-name="Standard"># DGEMM bloc: N=1024, BS=32, elapsed time (sec) 49.771503</text:p>
      <text:p text:style-name="Standard">==1531059== </text:p>
      <text:p text:style-name="Standard">==1531059== I <text:s text:c="2"/>refs: <text:s text:c="5"/>33,406,252,937</text:p>
      <text:p text:style-name="Standard">==1531059== I1 <text:s/>misses: <text:s text:c="12"/>1,503</text:p>
      <text:p text:style-name="Standard">==1531059== LLi misses: <text:s text:c="12"/>1,496</text:p>
      <text:p text:style-name="Standard">==1531059== I1 <text:s/>miss rate: <text:s text:c="10"/>0.00%</text:p>
      <text:p text:style-name="Standard">==1531059== LLi miss rate: <text:s text:c="10"/>0.00%</text:p>
      <text:p text:style-name="Standard">==1531059== </text:p>
      <text:p text:style-name="Standard">==1531059== D <text:s text:c="2"/>refs: <text:s text:c="6"/>9,820,267,700 <text:s/>(6,581,200,435 rd <text:s text:c="2"/>+ 3,239,067,265 wr)</text:p>
      <text:p text:style-name="Standard">==1531059== D1 <text:s/>misses: <text:s text:c="6"/>428,238,409 <text:s/>( <text:s/>427,844,528 rd <text:s text:c="2"/>+ <text:s text:c="6"/>393,881 wr)</text:p>
      <text:p text:style-name="Standard">==1531059== LLd misses: <text:s text:c="10"/>797,845 <text:s/>( <text:s text:c="5"/>403,999 rd <text:s text:c="2"/>+ <text:s text:c="6"/>393,846 wr)</text:p>
      <text:p text:style-name="Standard">==1531059== D1 <text:s/>miss rate: <text:s text:c="11"/>4.4% ( <text:s text:c="9"/>6.5% <text:s text:c="4"/>+ <text:s text:c="10"/>0.0% <text:s/>)</text:p>
      <text:p text:style-name="Standard">==1531059== LLd miss rate: <text:s text:c="11"/>0.0% ( <text:s text:c="9"/>0.0% <text:s text:c="4"/>+ <text:s text:c="10"/>0.0% <text:s/>)</text:p>
      <text:p text:style-name="Standard">==1531059== </text:p>
      <text:p text:style-name="Standard">==1531059== LL refs: <text:s text:c="9"/>428,239,912 <text:s/>( <text:s/>427,846,031 rd <text:s text:c="2"/>+ <text:s text:c="6"/>393,881 wr)</text:p>
      <text:p text:style-name="Standard"><text:soft-page-break/>==1531059== LL misses: <text:s text:c="11"/>799,341 <text:s/>( <text:s text:c="5"/>405,495 rd <text:s text:c="2"/>+ <text:s text:c="6"/>393,846 wr)</text:p>
      <text:p text:style-name="Standard">==1531059== LL miss rate: <text:s text:c="12"/>0.0% ( <text:s text:c="9"/>0.0% <text:s text:c="4"/>+ <text:s text:c="10"/>0.0% <text:s/>)</text:p>
      <text:p text:style-name="Standard"/>
      <text:p text:style-name="Standard">perf</text:p>
      <text:p text:style-name="Standard"/>
      <text:p text:style-name="Standard"># DGEMM bloc: N=1024, BS=32, elapsed time (sec) 0.755897</text:p>
      <text:p text:style-name="Standard">[ perf record: Woken up 2 times to write data ]</text:p>
      <text:p text:style-name="Standard">[ perf record: Captured and wrote 0.045 MB perf.data (1146 samples) ]</text:p>
      <text:p text:style-name="Standard"/>
      <text:p text:style-name="Standard"/>
      <text:p text:style-name="Standard">2 задание</text:p>
      <text:p text:style-name="Standard">время об версии 1.095</text:p>
      <text:p text:style-name="Standard">время опт 0.35</text:p>
      <text:p text:style-name="Standard"/>
      <text:p text:style-name="Standard">iv321s11@pine:~/pvt/pct-spring-lab1/branch-image-dark$ ./a.out</text:p>
      <text:p text:style-name="Standard">Time 0.353189, dark 0</text:p>
      <text:p text:style-name="Standard">iv321s11@pine:~/pvt/pct-spring-lab1/branch-image-dark$ gcc prog.c</text:p>
      <text:p text:style-name="Standard">iv321s11@pine:~/pvt/pct-spring-lab1/branch-image-dark$ ./a.out</text:p>
      <text:p text:style-name="Standard">Time 1.097748, dark 0</text:p>
      <text:p text:style-name="Standard">iv321s11@pine:~/pvt/pct-spring-lab1/branch-image-dark$ gcc -O2 prog.c</text:p>
      <text:p text:style-name="Standard">iv321s11@pine:~/pvt/pct-spring-lab1/branch-image-dark$ ./a.out</text:p>
      <text:p text:style-name="Standard"><text:soft-page-break/>Time 0.060416, dark 0</text:p>
      <text:p text:style-name="Standard">iv321s11@pine:~/pvt/pct-spring-lab1/branch-image-dark$ </text:p>
      <text:p text:style-name="Standard"/>
      <text:p text:style-name="Standard">3 задание</text:p>
      <text:p text:style-name="Standard"/>
      <text:p text:style-name="Standard">iv321s11@pine:~/pvt/pct-spring-lab1/pipeline-loop-unrolling$ gcc prog.c</text:p>
      <text:p text:style-name="Standard">iv321s11@pine:~/pvt/pct-spring-lab1/pipeline-loop-unrolling$ ./a.out</text:p>
      <text:p text:style-name="Standard">Time 0.266723, sum 100000000</text:p>
      <text:p text:style-name="Standard">Time 0.158925, sum 100000000</text:p>
      <text:p text:style-name="Standard">Time 0.106798, sum 100000000</text:p>
      <text:p text:style-name="Standard">iv321s11@pine:~/pvt/pct-spring-lab1/pipeline-loop-unrolling$ gcc -O2 prog.c</text:p>
      <text:p text:style-name="Standard">iv321s11@pine:~/pvt/pct-spring-lab1/pipeline-loop-unrolling$ ./a.out</text:p>
      <text:p text:style-name="Standard">Time 0.058609, sum 100000000</text:p>
      <text:p text:style-name="Standard">Time 0.052970, sum 100000000</text:p>
      <text:p text:style-name="Standard">Time 0.049114, sum 1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22" meta:word-count="597" meta:character-count="4752" meta:non-whitespace-character-count="3567"/>
    <meta:generator>LibreOfficeDev/6.0.5.2$Linux_X86_64 LibreOffice_project/</meta:generator>
  </office:meta>
</office:document-meta>
</file>